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0.3396261078532759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378904753390718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019470462423483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31198321609280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4311097484414463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4841777940369487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586295589850298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63778207241516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717104848370216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730257214447645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80133147937471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8534215773620126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9668575296871914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4975730259166161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5060318732193733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5064513408669253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5065521340427941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5255261660978384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5721870956717038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7096783525560504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7853986917431026</text:p>
          </table:table-cell>
          <table:table-cell office:value-type="string">
            <text:p>si</text:p>
          </table:table-cell>
          <table:table-cell table:number-columns-repeated="3"/>
        </table:table-row>
        <table:table-row table:style-name="ro1">
          <table:table-cell office:value-type="string">
            <text:p>0.12006418619996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32689744012222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5179408582762351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572390572390572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712645445199227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731380884900015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779336087555265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801175509977894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809246609912850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839859077323804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883406501027461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884618005861105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97560036945812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0989874033488657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052235841561684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070672713529856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106937602627257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134719936156416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152425012094823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200956158615314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25485387287962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259914340101522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295782989812840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30038945285066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30762989545951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321331458040318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331616838316168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349225854018186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1465677179962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2700033200531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33577204466692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3749709666929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380328330867329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565883554647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7250632038611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482508006898250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00275785990071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29481276231612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3427818061964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47991775873813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56738596717922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62204656757453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565829871771717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617833721176221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64338470603773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654863180319845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682755533171045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22837592318818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35435441230389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60335917312661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74383511225616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76374113475177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798492745457106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809284381620972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82763354775016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87476667496266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91195286195286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914153930882555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19141870545882006</text:p>
          </table:table-cell>
          <table:table-cell office:value-type="string">
            <text:p>no</text:p>
          </table:table-cell>
          <table:table-cell table:number-columns-repeated="2"/>
          <table:table-cell table:formula="of:=COUNTIF([.B$1:.B$1048574];&quot;si&quot;)" office:value-type="float" office:value="21">
            <text:p>21</text:p>
          </table:table-cell>
        </table:table-row>
        <table:table-row table:style-name="ro1">
          <table:table-cell office:value-type="string">
            <text:p>0.2094831313266842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113683418031244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143012577795186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171580046590087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180436975802201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202764976958525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212269272529858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257234192718063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321735306646878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3269100743745774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335030634210962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338874307378244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36869317168835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4496373892022563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457231404958677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609760802469136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678037848605578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29696255564283847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3525280898876404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43622136572978415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0.4620727597826835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1">
          <table:table-cell office:value-type="string">
            <text:p>0.24508390404101085</text:p>
          </table:table-cell>
          <table:table-cell office:value-type="string">
            <text:p>??</text:p>
          </table:table-cell>
          <table:table-cell table:number-columns-repeated="3"/>
        </table:table-row>
        <table:table-row table:style-name="ro1">
          <table:table-cell office:value-type="string">
            <text:p>0.40600754502099795</text:p>
          </table:table-cell>
          <table:table-cell office:value-type="string">
            <text:p>??</text:p>
          </table:table-cell>
          <table:table-cell table:number-columns-repeated="3"/>
        </table:table-row>
      </table:table>
      <table:database-ranges>
        <table:database-range table:target-range-address="Hoja1.A22:Hoja1.A10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/05/2017</text:date>, <text:time>19:48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5-09T23:46:09.777000000</meta:creation-date>
    <dc:date>2017-05-10T19:48:09.36</dc:date>
    <meta:editing-duration>PT1H16M56S</meta:editing-duration>
    <meta:editing-cycles>2</meta:editing-cycles>
    <meta:generator>LibreOffice/3.3$Win32 LibreOffice_project/330m19$Build-401</meta:generator>
    <meta:document-statistic meta:table-count="1" meta:cell-count="207" meta:object-count="0"/>
  </office:meta>
</office:document-meta>
</file>